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style>
    <style:style style:name="P2" style:family="paragraph" style:parent-style-name="Text_20_body_20_indent">
      <style:paragraph-properties fo:margin-top="0cm" fo:margin-bottom="0.508cm" style:shadow="none"/>
    </style:style>
    <style:style style:name="P3" style:family="paragraph" style:parent-style-name="Text_20_body_20_indent">
      <style:paragraph-properties fo:margin-top="0cm" fo:margin-bottom="0.508cm"/>
    </style:style>
    <style:style style:name="P4" style:family="paragraph" style:parent-style-name="Text_20_body_20_indent">
      <style:paragraph-properties fo:margin-top="0.508cm" fo:margin-bottom="0.203cm"/>
    </style:style>
    <style:style style:name="P5" style:family="paragraph" style:parent-style-name="Heading_20_1">
      <style:paragraph-properties fo:text-align="center" style:justify-single-word="false"/>
    </style:style>
    <style:style style:name="P6" style:family="paragraph" style:parent-style-name="Text_20_body_20_indent" style:list-style-name="L1">
      <style:paragraph-properties fo:margin-left="1.794cm" fo:margin-right="0cm" fo:margin-top="0cm" fo:margin-bottom="0.212cm" fo:text-indent="-1.147cm" style:auto-text-indent="false">
        <style:tab-stops/>
      </style:paragraph-properties>
    </style:style>
    <style:style style:name="P7"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text-properties fo:font-style="italic" style:font-style-asian="italic" style:font-style-complex="italic"/>
    </style:style>
    <style:style style:name="P8"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style>
    <style:style style:name="P9" style:family="paragraph" style:parent-style-name="Text_20_body_20_indent" style:list-style-name="L1" style:master-page-name="">
      <style:paragraph-properties fo:margin-left="1.794cm" fo:margin-right="0cm" fo:margin-top="0cm" fo:margin-bottom="0.212cm" fo:keep-together="always" fo:text-indent="-1.147cm" style:auto-text-indent="false" style:page-number="auto">
        <style:tab-stops/>
      </style:paragraph-properties>
      <style:text-properties fo:font-style="italic" style:font-style-asian="italic" style:font-style-complex="italic"/>
    </style:style>
    <style:style style:name="P10" style:family="paragraph" style:parent-style-name="Text_20_body_20_indent" style:list-style-name="L2">
      <style:paragraph-properties fo:margin-top="0cm" fo:margin-bottom="0.212cm">
        <style:tab-stops/>
      </style:paragraph-properties>
      <style:text-properties fo:font-style="normal" style:font-style-asian="normal" style:font-style-complex="normal"/>
    </style:style>
    <style:style style:name="P11" style:family="paragraph" style:parent-style-name="Text_20_body_20_indent" style:list-style-name="L2">
      <style:paragraph-properties fo:margin-top="0cm" fo:margin-bottom="0.212cm">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verture 1.0.0 Release Notes</text:h>
      <text:h text:style-name="Heading_20_2" text:outline-level="2">What’s New in Overture 1.0.0?</text:h>
      <text:p text:style-name="Text_20_body_20_indent">This is the first official release of the Overture/VDM tool suite.</text:p>
      <text:h text:style-name="Heading_20_2" text:outline-level="2">System Requirements</text:h>
      <text:p text:style-name="Text_20_body_20_indent">Overture is based on the Eclipse platform. To run it, you must have a Java runtime system installed, version 5 or later.</text:p>
      <text:h text:style-name="Heading_20_2" text:outline-level="2">Downloading</text:h>
      <text:p text:style-name="Text_20_body_20_indent">Overture can be downloaded from the <text:a xlink:type="simple" xlink:href="http://sourceforge.net/projects/overture/"><text:span text:style-name="T1">SourceForge</text:span></text:a><text:span text:style-name="T1"> </text:span><text:span text:style-name="T2">site.</text:span></text:p>
      <text:p text:style-name="Text_20_body_20_indent"><text:span text:style-name="T2">Documentation, including tutorials and a language manual, is available from the </text:span><text:a xlink:type="simple" xlink:href="http://www.overturetool.org/?q=Documentation"><text:span text:style-name="T2">Overture portal</text:span></text:a><text:span text:style-name="T2"> site.</text:span></text:p>
      <text:h text:style-name="Heading_20_2" text:outline-level="2">Installing</text:h>
      <text:p text:style-name="Text_20_body_20_indent">The download file is a ZIP archive. To install the tool, unzip the file in a convenient location. The main executable is in the top level directory, called <text:span text:style-name="T1">overture.</text:span></text:p>
      <text:h text:style-name="Heading_20_2" text:outline-level="2">Uninstalling</text:h>
      <text:p text:style-name="Text_20_body_20_indent">To uninstall Overture, remove the contents of the directory where you installed it. There are no other files stored on the system (apart from any workspace files you may have created).</text:p>
      <text:h text:style-name="Heading_20_2" text:outline-level="2">Known Issues</text:h>
      <text:p text:style-name="P3">The following issues are already known. Some of them have workarounds (see Troubleshooting). You can find the full list of <text:a xlink:type="simple" xlink:href="http://sourceforge.net/tracker/?group_id=141350&amp;atid=749152">Overture bugs</text:a> at the <text:span text:style-name="T1">SourceForge</text:span> site. Please check the bug list before raising new bugs.</text:p>
      <text:list xml:id="list35209418" text:style-name="L1">
        <text:list-item>
          <text:p text:style-name="P6">LaTeX coverage files and VDM-RT log files do not correctly handle international character encodings.</text:p>
        </text:list-item>
        <text:list-item>
          <text:p text:style-name="P6">It is possible to enter illegal expressions in a launch dialogue.</text:p>
        </text:list-item>
        <text:list-item>
          <text:p text:style-name="P6">Error/warning locations may not be perfect if the source line is indented with tabs, or mixtures of tabs and spaces. Similarly, LaTeX coverage output does not correctly process tabs.</text:p>
        </text:list-item>
        <text:list-item>
          <text:p text:style-name="P6">The dynamic syntax error marking (while you type) does not always mark the precise location of errors correctly, until you save the file.</text:p>
        </text:list-item>
        <text:list-item>
          <text:p text:style-name="P6"><text:soft-page-break/>If VDM source is embedded in LaTeX, the first line of the file must be a LaTeX document, section or subsection command, or a LaTeX comment.</text:p>
        </text:list-item>
        <text:list-item>
          <text:p text:style-name="P6">When an execution stops at a breakpoint, the Debug dialogue may not open the stack of the current thread, or may focus on the stack of another thread.</text:p>
        </text:list-item>
        <text:list-item>
          <text:p text:style-name="P6">Combinatorial testing does not always refresh the results when tests are evaluated. Click the Refresh button at the top of the view to force a refresh.</text:p>
        </text:list-item>
        <text:list-item>
          <text:p text:style-name="P6">There are several known issues or limitations in the VDMJ engine. See the SourceForge bug list for details.</text:p>
        </text:list-item>
        <text:list-item>
          <text:p text:style-name="P6">The output console showing the result of an evaluation, or an error raised during evaluation, is not always visible when the evaluation completes. Click the “Display Selected Console” button to cycle through the consoles available.</text:p>
        </text:list-item>
        <text:list-item>
          <text:p text:style-name="P6">Launch configurations are not filtered out when a project is closed, leading to errors if you try to run them. Open the project and try again.</text:p>
        </text:list-item>
        <text:list-item>
          <text:p text:style-name="P6">It sometimes takes a long time to generate the GUI representation of a VDM-RT log file, and the log files themselves can become quite large.</text:p>
        </text:list-item>
        <text:list-item>
          <text:p text:style-name="P6">You may find a Proof Obligation View remains open when you switch out of the Proof Obligations perspective. Just close the view.</text:p>
        </text:list-item>
      </text:list>
      <text:h text:style-name="Heading_20_2" text:outline-level="2">Troubleshooting</text:h>
      <text:p text:style-name="P2">If you encounter a problem with the Overture IDE itself, please contact the Overture project and we will try to help. You can contact us here:</text:p>
      <text:list xml:id="list35293423" text:continue-numbering="true" text:style-name="L1">
        <text:list-item>
          <text:p text:style-name="P6">email:<text:tab/><text:tab/><text:a xlink:type="simple" xlink:href="mailto:info@overturetool.org">info@overturetool.org</text:a> </text:p>
        </text:list-item>
        <text:list-item>
          <text:p text:style-name="P6">forums:<text:tab/><text:a xlink:type="simple" xlink:href="http://sourceforge.net/projects/overture/forums/forum/473754">The Overture Help forum on SourceForge</text:a></text:p>
        </text:list-item>
      </text:list>
      <text:p text:style-name="P4">If you encounter a problem with a VDM <text:span text:style-name="T1">specification</text:span>, please try to make a small example that illustrates the problem before you contact us. If you are sure the bug is not already known in the SourceForge list, you can create a new bug report.</text:p>
      <text:h text:style-name="Heading_20_2" text:outline-level="2">Frequently Asked Questions</text:h>
      <text:list xml:id="list35298571" text:continue-numbering="true" text:style-name="L1">
        <text:list-item>
          <text:p text:style-name="P9">Who produced Overture?<text:line-break/><text:line-break/><text:span text:style-name="T2">Overture was written by the members of the Overture project, a group of industry and academic researchers interested in the use of VDM.</text:span><text:line-break/></text:p>
        </text:list-item>
        <text:list-item>
          <text:p text:style-name="P7">How is Overture licensed?<text:line-break/><text:line-break/><text:span text:style-name="T2">Overture is open source. It is released under a GPLv3 license.</text:span><text:line-break/></text:p>
        </text:list-item>
        <text:list-item>
          <text:p text:style-name="P8"><text:soft-page-break/><text:span text:style-name="T1">What can I do to help?<text:line-break/><text:line-break/></text:span><text:span text:style-name="T2">If you are interested in helping you can drop a mail to the Overture Mailing list </text:span><text:a xlink:type="simple" xlink:href="mailto:overturetool-core@overturetool.org"><text:span text:style-name="T2">overturetool-core@overturetool.org</text:span></text:a><text:span text:style-name="T2">.</text:span><text:span text:style-name="T1"><text:line-break/></text:span></text:p>
        </text:list-item>
        <text:list-item>
          <text:p text:style-name="P8"><text:span text:style-name="T1">Where is Overture source code?<text:line-break/><text:line-break/></text:span><text:span text:style-name="T3">Overture source code is managed by </text:span><text:a xlink:type="simple" xlink:href="http://overture.svn.sourceforge.net/viewvc/overture/">SourceForge</text:a><text:span text:style-name="T3">.</text:span></text:p>
        </text:list-item>
      </text:list>
      <text:h text:style-name="Heading_20_2" text:outline-level="2">Other Resources and Links</text:h>
      <text:p text:style-name="Text_20_body_20_indent">The following links may be helpful:</text:p>
      <text:list xml:id="list35268644" text:style-name="L2">
        <text:list-item>
          <text:p text:style-name="P10">Overture Community site – <text:a xlink:type="simple" xlink:href="http://www.overturetool.org/">http://www.overturetool.org</text:a></text:p>
        </text:list-item>
        <text:list-item>
          <text:p text:style-name="P11"><text:span text:style-name="T2">Overture Wiki for developers - <text:s/></text:span><text:a xlink:type="simple" xlink:href="http://wiki.overturetool.org/"><text:span text:style-name="T2">http://wiki.overturetool.org</text:span></text:a></text:p>
        </text:list-item>
        <text:list-item>
          <text:p text:style-name="P10">VDM Tutorials - <text:a xlink:type="simple" xlink:href="http://www.overturetool.org/?q=Documentation">http://www.overturetool.org/?q=Documentation</text:a></text:p>
        </text:list-item>
        <text:list-item>
          <text:p text:style-name="P10">VDM Examples - <text:a xlink:type="simple" xlink:href="http://www.overturetool.org/?q=Examples">http://www.overturetool.org/?q=Examples</text:a></text:p>
        </text:list-item>
        <text:list-item>
          <text:p text:style-name="P10">VDM Portal - <text:a xlink:type="simple" xlink:href="http://www.vdmportal.org/">http://www.vdmportal.org</text:a></text:p>
        </text:list-item>
        <text:list-item>
          <text:p text:style-name="P10">VDM Books – <text:a xlink:type="simple" xlink:href="http://www.vdmbook.com/">http://www.vdmbook.com</text:a> </text:p>
        </text:list-item>
        <text:list-item>
          <text:p text:style-name="P10">Wikipedia on VDM - <text:a xlink:type="simple" xlink:href="http://en.wikipedia.org/wiki/Vienna_Development_Method">http://en.wikipedia.org/wiki/Vienna_Development_Metho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paragraph-properties fo:margin-top="0.508cm" fo:margin-bottom="0.508cm"/>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3" style:font-size-asian="10pt" style:font-name-complex="Andale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rial3" style:font-name-complex="Andale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6T14:39:40</meta:creation-date>
    <dc:date>2011-02-27T15:17:31.59</dc:date>
    <meta:editing-duration>PT01H47M15S</meta:editing-duration>
    <meta:editing-cycles>6</meta:editing-cycles>
    <meta:generator>OpenOffice.org/3.2$Win32 OpenOffice.org_project/320m18$Build-9502</meta:generator>
    <dc:creator>Peter Gorm Larsen</dc:creator>
    <meta:document-statistic meta:table-count="0" meta:image-count="0" meta:object-count="0" meta:page-count="3" meta:paragraph-count="46" meta:word-count="681" meta:character-count="4135"/>
  </office:meta>
</office:document-meta>
</file>